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17d811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8e4e1d" style:font-name-asian="Droid Sans Fallback" style:font-size-asian="8pt" style:font-weight-asian="normal" style:font-size-complex="8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fo:font-weight="bold" officeooo:paragraph-rsid="0017d811" style:font-name-asian="DejaVu Math TeX Gyre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 style:border-line-width-bottom="0.0346in 0.0102in 0.0102in" fo:padding-left="0in" fo:padding-right="0in" fo:padding-top="0in" fo:padding-bottom="0.0291in" fo:border-left="none" fo:border-right="none" fo:border-top="none" fo:border-bottom="4pt double #000000" style:join-border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校園外的歸家路</text:p>
      <text:p text:style-name="P1"/>
      <text:p text:style-name="P1"/>
      <text:p text:style-name="P1">又是一個孤寂的夜晚</text:p>
      <text:p text:style-name="P1">一曲熟悉的旋律</text:p>
      <text:p text:style-name="P1">把我帶回了昨日的校園</text:p>
      <text:p text:style-name="P1"/>
      <text:p text:style-name="P1">那裡一切如故</text:p>
      <text:p text:style-name="P1">伊人還在舞臺</text:p>
      <text:p text:style-name="P1">夢裡水鄉依舊輕揚</text:p>
      <text:p text:style-name="P1">懵懂少年依然在河邊</text:p>
      <text:p text:style-name="P1">只是 <text:s/>那一路的回眸與晚霞</text:p>
      <text:p text:style-name="P1">他還是畫不出</text:p>
      <text:p text:style-name="P1">只能留在青春的雨季裏</text:p>
      <text:p text:style-name="P1">越來越模糊</text:p>
      <text:p text:style-name="P1"/>
      <text:p text:style-name="P2">那段青春年少</text:p>
      <text:p text:style-name="P2">像搖太陽</text:p>
      <text:p text:style-name="P2">而你</text:p>
      <text:p text:style-name="P2">似夢裡水鄉</text:p>
      <text:p text:style-name="P1"/>
      <text:p text:style-name="P1">我的青春始於一個美麗的誤會</text:p>
      <text:p text:style-name="P1">一直到後來的重逢</text:p>
      <text:p text:style-name="P1">也沒告訴你</text:p>
      <text:p text:style-name="P1">我其實是幫人寫紙條的</text:p>
      <text:p text:style-name="P1">那天 借我三碗酒也過不了那個崗</text:p>
      <text:p text:style-name="P1"/>
      <text:p text:style-name="P1">謝謝你對青春的流氓</text:p>
      <text:p text:style-name="P1">不離 不棄 不嫌 不膩</text:p>
      <text:p text:style-name="P1"/>
      <text:p text:style-name="P1">年少不知青春美</text:p>
      <text:p text:style-name="P1">卻道青春無限愁</text:p>
      <text:p text:style-name="P1"/>
      <text:p text:style-name="P1">你可知</text:p>
      <text:p text:style-name="P1">於歸家的人潮中</text:p>
      <text:p text:style-name="P1">看見你回眸的溫柔</text:p>
      <text:p text:style-name="P1">那種感覺</text:p>
      <text:p text:style-name="P1">現在回味起來</text:p>
      <text:p text:style-name="P1">都覺得很奇妙</text:p>
      <text:p text:style-name="P1"/>
      <text:p text:style-name="P1">大概是</text:p>
      <text:p text:style-name="P1">時已過</text:p>
      <text:p text:style-name="P1">境已遷</text:p>
      <text:p text:style-name="P1">再也難有年少的純情與悸動</text:p>
      <text:p text:style-name="P1"/>
      <text:p text:style-name="P1">真想再一次</text:p>
      <text:p text:style-name="P1">於萬千人羣中</text:p>
      <text:p text:style-name="P1">只要我想你</text:p>
      <text:p text:style-name="P1">你就出現在人海中</text:p>
      <text:p text:style-name="P1"/>
      <text:p text:style-name="P1">一個回眸</text:p>
      <text:p text:style-name="P1">一輩子</text:p>
      <text:p text:style-name="P1"/>
      <text:p text:style-name="P1">_____</text:p>
      <text:p text:style-name="P1">夢裡水鄉 --- 洛兵</text:p>
      <text:p text:style-name="P1"/>
      <text:p text:style-name="P1">春天的黄昏</text:p>
      <text:p text:style-name="P1">请你陪我到梦中的水乡</text:p>
      <text:p text:style-name="P1">那挥动的手在薄雾中飘荡</text:p>
      <text:p text:style-name="P1">不要惊醒杨柳岸</text:p>
      <text:p text:style-name="P1">那些缠绵的往事</text:p>
      <text:p text:style-name="P1">化作一缕轻烟已消失在远方</text:p>
      <text:p text:style-name="P1">暖暖的午后闪过一片片</text:p>
      <text:p text:style-name="P1">粉红的衣裳</text:p>
      <text:p text:style-name="P1">谁也载不走那扇古老的窗</text:p>
      <text:p text:style-name="P1">玲珑少年在岸上</text:p>
      <text:p text:style-name="P1">守候一生的时光</text:p>
      <text:p text:style-name="P1">为何没能做个</text:p>
      <text:p text:style-name="P1">你盼望的新娘</text:p>
      <text:p text:style-name="P1">淡淡相思都写在脸上</text:p>
      <text:p text:style-name="P1">层层离别背在肩上</text:p>
      <text:p text:style-name="P1">泪水流过脸庞</text:p>
      <text:p text:style-name="P1">所有的话现在还是没有讲</text:p>
      <text:p text:style-name="P1">看那青山荡漾在水上</text:p>
      <text:p text:style-name="P1">看那晚霞吻着夕阳</text:p>
      <text:p text:style-name="P1">我用一生的爱</text:p>
      <text:p text:style-name="P1">去寻找那一个家</text:p>
      <text:p text:style-name="P1">今夜你在何方</text:p>
      <text:p text:style-name="P1">转回头迎着你的笑颜</text:p>
      <text:p text:style-name="P1">心事全都被你发现</text:p>
      <text:p text:style-name="P1">梦里遥远的幸福</text:p>
      <text:p text:style-name="P1">他就在我的身旁</text:p>
      <text:p text:style-name="P1">暖暖的午后</text:p>
      <text:p text:style-name="P1">闪过一片片粉红的衣裳</text:p>
      <text:p text:style-name="P1">谁也载不走那扇古老的窗</text:p>
      <text:p text:style-name="P1">玲珑少年在岸上</text:p>
      <text:p text:style-name="P1">守候一生的时光</text:p>
      <text:p text:style-name="P1">为何没能做个</text:p>
      <text:p text:style-name="P1">你盼望的新娘</text:p>
      <text:p text:style-name="P1">淡淡相思都写在脸上</text:p>
      <text:p text:style-name="P1">层层离别背在肩上</text:p>
      <text:p text:style-name="P1">泪水流过脸庞</text:p>
      <text:p text:style-name="P1">所有的话现在还是没有讲</text:p>
      <text:p text:style-name="P1">看那青山荡漾在水上</text:p>
      <text:p text:style-name="P1">看那晚霞吻着夕阳</text:p>
      <text:p text:style-name="P1">我用一生的爱</text:p>
      <text:p text:style-name="P1">去寻找那一个家</text:p>
      <text:p text:style-name="P1">今夜你在何方</text:p>
      <text:p text:style-name="P1">淡淡相思都写在脸上</text:p>
      <text:p text:style-name="P1">层层离别背在肩上</text:p>
      <text:p text:style-name="P1">泪水流过脸庞</text:p>
      <text:p text:style-name="P1">所有的话现在还是没有讲</text:p>
      <text:p text:style-name="P1">看那青山荡漾在水上</text:p>
      <text:p text:style-name="P1">看那晚霞吻着夕阳</text:p>
      <text:p text:style-name="P1">我用一生的爱</text:p>
      <text:p text:style-name="P1">去寻找那一个家</text:p>
      <text:p text:style-name="P1">今夜你在何方</text:p>
      <text:p text:style-name="P1">转回头迎着你的笑颜</text:p>
      <text:p text:style-name="P1">心事全都被你发现</text:p>
      <text:p text:style-name="P1">梦里遥远的幸福</text:p>
      <text:p text:style-name="P1">他就在我的身旁</text:p>
      <text:p text:style-name="P3"/>
      <text:p text:style-name="P6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7-22T14:23:11.685053706</dc:date>
    <meta:editing-duration>PT3H49M23S</meta:editing-duration>
    <meta:editing-cycles>137</meta:editing-cycles>
    <meta:document-statistic meta:table-count="0" meta:image-count="0" meta:object-count="0" meta:page-count="1" meta:paragraph-count="98" meta:word-count="714" meta:character-count="728" meta:non-whitespace-character-count="720"/>
  </office:meta>
</office:document-meta>
</file>